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756in"/>
    </style:style>
    <style:style style:name="co3" style:family="table-column">
      <style:table-column-properties fo:break-before="auto" style:column-width="3.302in"/>
    </style:style>
    <style:style style:name="co4" style:family="table-column">
      <style:table-column-properties fo:break-before="auto" style:column-width="1.64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3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0.74pt solid #000000"/>
      <style:map style:condition="cell-content()=&quot;IF&quot;" style:apply-style-name="cf4" style:base-cell-address="Sheet1.B1"/>
      <style:map style:condition="cell-content()=0" style:apply-style-name="Accent" style:base-cell-address="Sheet1.B1"/>
    </style:style>
    <style:style style:name="ce35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0.74pt solid #000000"/>
    </style:style>
    <style:style style:name="ce36" style:family="table-cell" style:parent-style-name="Default">
      <style:table-cell-properties fo:border="0.74pt solid #000000"/>
    </style:style>
    <style:style style:name="ce37" style:family="table-cell" style:parent-style-name="Default">
      <style:table-cell-properties fo:border="0.74pt solid #000000"/>
    </style:style>
    <style:style style:name="ce38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order="0.74pt solid #000000"/>
    </style:style>
    <style:style style:name="ce39" style:family="table-cell" style:parent-style-name="Default">
      <style:table-cell-properties fo:border="0.74pt solid #000000"/>
    </style:style>
    <style:style style:name="ce40" style:family="table-cell" style:parent-style-name="Default">
      <style:table-cell-properties fo:border="0.74pt solid #000000"/>
    </style:style>
    <style:style style:name="ce41" style:family="table-cell" style:parent-style-name="Default">
      <style:table-cell-properties fo:border="0.74pt solid #000000"/>
    </style:style>
    <style:style style:name="ce42" style:family="table-cell" style:parent-style-name="Default">
      <style:table-cell-properties fo:border="0.74pt solid #000000"/>
    </style:style>
    <style:style style:name="ce18" style:family="table-cell" style:parent-style-name="Default">
      <style:table-cell-properties fo:border="0.74pt solid #000000"/>
    </style:style>
    <style:style style:name="ce22" style:family="table-cell" style:parent-style-name="Default">
      <style:table-cell-properties fo:border="0.74pt solid #000000"/>
    </style:style>
    <style:style style:name="ce23" style:family="table-cell" style:parent-style-name="Default">
      <style:table-cell-properties fo:border="0.74pt solid #000000"/>
    </style:style>
    <style:style style:name="ce24" style:family="table-cell" style:parent-style-name="Default">
      <style:table-cell-properties fo:border="0.74pt solid #000000"/>
    </style:style>
    <style:style style:name="ce25" style:family="table-cell" style:parent-style-name="Default">
      <style:table-cell-properties fo:border="0.74pt solid #000000"/>
    </style:style>
    <style:style style:name="ce43" style:family="table-cell" style:parent-style-name="Default">
      <style:table-cell-properties style:text-align-source="fix" style:repeat-content="false" fo:border="0.74pt solid #000000"/>
      <style:paragraph-properties fo:text-align="start" fo:margin-left="0.278in"/>
    </style:style>
    <style:style style:name="ce44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.5555in"/>
    </style:style>
    <style:style style:name="ce45" style:family="table-cell" style:parent-style-name="Default">
      <style:table-cell-properties style:text-align-source="fix" style:repeat-content="false" fo:border="0.74pt solid #000000"/>
      <style:paragraph-properties fo:text-align="start" fo:margin-left="0.5555in"/>
    </style:style>
    <style:style style:name="ce46" style:family="table-cell" style:parent-style-name="Default">
      <style:table-cell-properties style:text-align-source="fix" style:repeat-content="false" fo:border="0.74pt solid #000000"/>
      <style:paragraph-properties fo:text-align="start" fo:margin-left="0.8335in"/>
    </style:style>
    <style:style style:name="ce20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1.111in"/>
    </style:style>
    <style:style style:name="ce29" style:family="table-cell" style:parent-style-name="Default">
      <style:table-cell-properties style:text-align-source="fix" style:repeat-content="false" fo:border="0.74pt solid #000000"/>
      <style:paragraph-properties fo:text-align="start" fo:margin-left="0.972in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start" fo:margin-left="1.25in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cell-content()=&quot;+&quot;" style:apply-style-name="Good" style:base-cell-address="Sheet1.E1"/>
      <style:map style:condition="cell-content()=&quot;+-&quot;" style:apply-style-name="Neutral" style:base-cell-address="Sheet1.E1"/>
      <style:map style:condition="cell-content()=&quot;-&quot;" style:apply-style-name="Bad" style:base-cell-address="Sheet1.E1"/>
      <style:map style:condition="cell-content()=&quot;!&quot;" style:apply-style-name="cf12" style:base-cell-address="Sheet1.E1"/>
      <style:map style:condition="cell-content()=&quot;@&quot;" style:apply-style-name="cf2" style:base-cell-address="Sheet1.E1"/>
      <style:map style:condition="cell-content()=&quot;?&quot;" style:apply-style-name="cf13" style:base-cell-address="Sheet1.E1"/>
      <style:map style:condition="cell-content()=&quot;+?&quot;" style:apply-style-name="cf20" style:base-cell-address="Sheet1.E1"/>
      <style:map style:condition="cell-content()=&quot;+!&quot;" style:apply-style-name="cf21" style:base-cell-address="Sheet1.E1"/>
    </style:style>
    <style:style style:name="ce48" style:family="table-cell" style:parent-style-name="Default" style:data-style-name="N37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"/>
        <table:table-column table:style-name="co1" table:default-cell-style-name="ce35"/>
        <table:table-column table:style-name="co3" table:default-cell-style-name="ce33"/>
        <table:table-column table:style-name="co1" table:default-cell-style-name="ce15"/>
        <table:table-column table:style-name="co4" table:default-cell-style-name="ce33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M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 record to Manjaro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regate patter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Singlet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table:style-name="ce5" office:value-type="float" office:value="2" calcext:value-type="float">
            <text:p>2</text:p>
          </table:table-cell>
          <table:table-cell table:style-name="ce43" office:value-type="string" calcext:value-type="string">
            <text:p>Borg</text:p>
          </table:table-cell>
          <table:table-cell/>
          <table:table-cell office:value-type="string" calcext:value-type="string">
            <text:p><text:a xlink:href="https://stackoverflow.com/a/6255101/11143763" xlink:type="simple">https://stackoverflow.com/a/6255101/11143763</text:a></text:p>
            <text:p><text:a xlink:href="https://code.activestate.com/recipes/66531-singleton-we-dont-need-no-stinkin-singleton-the-bo/" xlink:type="simple">https://code.activestate.com/recipes/66531-singleton-we-dont-need-no-stinkin-singleton-the-bo/</text:a>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Wiz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Fac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6" office:value-type="float" office:value="4" calcext:value-type="float">
            <text:p>4</text:p>
          </table:table-cell>
          <table:table-cell table:style-name="ce43" office:value-type="string" calcext:value-type="string">
            <text:p>Light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Pro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7" office:value-type="float" office:value="4" calcext:value-type="float">
            <text:p>4</text:p>
          </table:table-cell>
          <table:table-cell table:style-name="ce43" office:value-type="string" calcext:value-type="string">
            <text:p>Fac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Protoco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doc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U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ML for Manjaro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2"/>
          <table:table-cell table:style-name="ce38"/>
          <table:table-cell table:number-columns-repeated="3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TestSys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Design &amp; Implemen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UML</text:p>
          </table:table-cell>
          <table:table-cell table:style-name="ce38" office:value-type="float" office:value="1" calcext:value-type="float">
            <text:p>1</text:p>
          </table:table-cell>
          <table:table-cell table:style-name="ce43" office:value-type="string" calcext:value-type="string">
            <text:p>Draw UM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3" office:value-type="string" calcext:value-type="string">
            <text:p>Safeguard from collision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4" office:value-type="string" calcext:value-type="string">
            <text:p>Give each protocol a universal dir in tm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9" office:value-type="float" office:value="1" calcext:value-type="float">
            <text:p>1</text:p>
          </table:table-cell>
          <table:table-cell table:style-name="ce44" office:value-type="string" calcext:value-type="string">
            <text:p>Randomize decrease step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witch to UserSubmittedDat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Implement UserSubmitted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table:style-name="ce40" office:value-type="float" office:value="1" calcext:value-type="float">
            <text:p>1</text:p>
          </table:table-cell>
          <table:table-cell table:style-name="ce43" office:value-type="string" calcext:value-type="string">
            <text:p>Check return type: str → 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1" office:value-type="float" office:value="1" calcext:value-type="float">
            <text:p>1</text:p>
          </table:table-cell>
          <table:table-cell table:style-name="ce43" office:value-type="string" calcext:value-type="string">
            <text:p>Implement Verdict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2" office:value-type="float" office:value="1" calcext:value-type="float">
            <text:p>1</text:p>
          </table:table-cell>
          <table:table-cell table:style-name="ce43" office:value-type="string" calcext:value-type="string">
            <text:p>Implement ExtendedSubmission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Problem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tore opts with 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Language suppo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Bring convert_to_executable_fun out of TestingProtocol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nversion ret type: Path → int – to trace 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Out: truncate newlin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Trailing whitespaces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Truncate correct output on initialization?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Custom: get_custom_checker_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pport RE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Organize sample_tests dir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</text:p>
          </table:table-cell>
          <table:table-cell/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ppress unwanted stderr in tests</text:p>
          </table:table-cell>
          <table:table-cell office:value-type="string" calcext:value-type="string">
            <text:p>?</text:p>
          </table:table-cell>
          <table:table-cell table:style-name="ce48" office:value-type="string" calcext:value-type="string">
            <text:p>SetUp-tearDown?</text:p>
          </table:table-cell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 README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 import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tch to enumerate in test iteration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in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1. Supported language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1 C++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2 Java/Scal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3 Pytho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4 Haskell</text:p>
          </table:table-cell>
          <table:table-cell office:value-type="string" calcext:value-type="string">
            <text:p>+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2. Supported protocols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1 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2 In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3 RandInt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4 LimitedWork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Bonus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3. Style checker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4. Valgrind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5. Resource saf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6. Keep track of error type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t rid of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py&amp;paste in 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Junk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eate alias for cd to project dir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tomatically rerender diagrams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erate coverage reports for testing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 test runner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+Checkpoint2</text:p>
          </table:table-cell>
          <table:table-cell/>
          <table:table-cell office:value-type="string" calcext:value-type="string">
            <text:p>https://docs.google.com/document/d/11DyYqOErt1Lqi2cNr0uTCBUOfDZnr5vNbpcjpfjyZBc/edit</text:p>
          </table:table-cell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I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 IF-TestingSystem interaction protoc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Problem uplo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UseCase</text:p>
          </table:table-cell>
          <table:table-cell office:value-type="string" calcext:value-type="string">
            <text:p>+-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Incorrect &lt;&lt;include&gt;&gt; use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ctivit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3" calcext:value-type="float">
            <text:p>3</text:p>
          </table:table-cell>
          <table:table-cell table:style-name="ce46" office:value-type="string" calcext:value-type="string">
            <text:p>Input file dirs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bmission uplo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Web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Choose statement file form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Web</text:p>
          </table:table-cell>
          <table:table-cell office:value-type="float" office:value="3" calcext:value-type="float">
            <text:p>3</text:p>
          </table:table-cell>
          <table:table-cell table:style-name="ce46" office:value-type="string" calcext:value-type="string">
            <text:p>PDF?</text:p>
          </table:table-cell>
          <table:table-cell/>
          <table:table-cell office:value-type="string" calcext:value-type="string">
            <text:p>https://stackoverflow.com/questions/17784037/how-to-display-pdf-file-in-html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name diagram to Class_TestingProtocol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 cmd line I/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kefile + requirements.txt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custodia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Use Json correctly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ttps://towardsdatascience.com/how-to-best-work-with-json-in-python-2c8989ff0390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Switch to flat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18" office:value-type="float" office:value="1" calcext:value-type="float">
            <text:p>1</text:p>
          </table:table-cell>
          <table:table-cell table:style-name="ce43" office:value-type="string" calcext:value-type="string">
            <text:p>Upload</text:p>
          </table:table-cell>
          <table:table-cell office:value-type="string" calcext:value-type="string">
            <text:p>+</text:p>
          </table:table-cell>
          <table:table-cell table:style-name="Default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Implement wizard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Proper nam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 problem uplo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3" office:value-type="string" calcext:value-type="string">
            <text:p>Driver scrip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string" calcext:value-type="string">
            <text:p>Driver cod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3" office:value-type="string" calcext:value-type="string">
            <text:p>Upload_wiza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string" calcext:value-type="string">
            <text:p>aux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6" office:value-type="string" calcext:value-type="string">
            <text:p>Problem_data_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Protocol_upload_wiza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Switch to postfixes!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in_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in_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limited_work_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rand_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custom_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in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out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rand_i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upload_numerou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upload_singl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mission uplo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Get rid of copy&amp;paste in protocol generato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se __dict__?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 table:number-rows-repeated="1048454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Sheet1.C10:Sheet1.C16 Sheet1.C23:Sheet1.C23 Sheet1.C7:Sheet1.C8 Sheet1.C1:Sheet1.C5 Sheet1.C28:Sheet1.C95 Sheet1.C97:Sheet1.C100 Sheet1.C106:Sheet1.C106 Sheet1.C108:Sheet1.C104857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E1:Sheet1.E1048576">
            <calcext:condition calcext:apply-style-name="Good" calcext:value="=&quot;+&quot;" calcext:base-cell-address="Sheet1.E1"/>
            <calcext:condition calcext:apply-style-name="Neutral" calcext:value="=&quot;+-&quot;" calcext:base-cell-address="Sheet1.E1"/>
            <calcext:condition calcext:apply-style-name="Bad" calcext:value="=&quot;-&quot;" calcext:base-cell-address="Sheet1.E1"/>
            <calcext:condition calcext:apply-style-name="cf12" calcext:value="=&quot;!&quot;" calcext:base-cell-address="Sheet1.E1"/>
            <calcext:condition calcext:apply-style-name="cf2" calcext:value="=&quot;@&quot;" calcext:base-cell-address="Sheet1.E1"/>
            <calcext:condition calcext:apply-style-name="cf13" calcext:value="=&quot;?&quot;" calcext:base-cell-address="Sheet1.E1"/>
            <calcext:condition calcext:apply-style-name="cf20" calcext:value="=&quot;+?&quot;" calcext:base-cell-address="Sheet1.E1"/>
            <calcext:condition calcext:apply-style-name="cf21" calcext:value="=&quot;+!&quot;" calcext:base-cell-address="Sheet1.E1"/>
          </calcext:conditional-format>
          <calcext:conditional-format calcext:target-range-address="Sheet1.C9:Sheet1.C9 Sheet1.C11:Sheet1.C1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:Sheet1.C1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5:Sheet1.C25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7:Sheet1.C27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4:Sheet1.C2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6:Sheet1.C2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0:Sheet1.C2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2:Sheet1.C2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4" calcext:value="=&quot;IF&quot;" calcext:base-cell-address="Sheet1.B1"/>
            <calcext:condition calcext:apply-style-name="Accent" calcext:value="=0" calcext:base-cell-address="Sheet1.B1"/>
          </calcext:conditional-format>
          <calcext:conditional-format calcext:target-range-address="Sheet1.B1:Sheet1.B1048576">
            <calcext:condition calcext:apply-style-name="cf1" calcext:value="=&quot;Cmd&quot;" calcext:base-cell-address="Sheet1.B1"/>
          </calcext:conditional-format>
          <calcext:conditional-format calcext:target-range-address="Sheet1.B1:Sheet1.B1048576">
            <calcext:condition calcext:apply-style-name="cf1" calcext:value="=&quot;Patterns&quot;" calcext:base-cell-address="Sheet1.B1"/>
            <calcext:condition calcext:apply-style-name="Accent 1" calcext:value="contains-text(&quot;Deadline&quot;)" calcext:base-cell-address="Sheet1.B1"/>
            <calcext:condition calcext:apply-style-name="cf10" calcext:value="=&quot;UML&quot;" calcext:base-cell-address="Sheet1.B1"/>
            <calcext:condition calcext:apply-style-name="Accent 2" calcext:value="=&quot;Misc&quot;" calcext:base-cell-address="Sheet1.B1"/>
            <calcext:condition calcext:apply-style-name="cf13" calcext:value="=&quot;Protocols&quot;" calcext:base-cell-address="Sheet1.B1"/>
            <calcext:condition calcext:apply-style-name="cf15" calcext:value="=&quot;Submissions&quot;" calcext:base-cell-address="Sheet1.B1"/>
            <calcext:condition calcext:apply-style-name="cf20" calcext:value="=&quot;Problems&quot;" calcext:base-cell-address="Sheet1.B1"/>
            <calcext:condition calcext:apply-style-name="Accent 3" calcext:value="=&quot;TestSys&quot;" calcext:base-cell-address="Sheet1.B1"/>
            <calcext:condition calcext:apply-style-name="cf16" calcext:value="=&quot;Py&quot;" calcext:base-cell-address="Sheet1.B1"/>
            <calcext:condition calcext:apply-style-name="cf8" calcext:value="=&quot;Web&quot;" calcext:base-cell-address="Sheet1.B1"/>
          </calcext:conditional-format>
          <calcext:conditional-format calcext:target-range-address="Sheet1.C6:Sheet1.C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96:Sheet1.C9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03:Sheet1.C103 Sheet1.C105:Sheet1.C105 Sheet1.C108:Sheet1.C108 Sheet1.C110:Sheet1.C110 Sheet1.C112:Sheet1.C112 Sheet1.C114:Sheet1.C114 Sheet1.C116:Sheet1.C116 Sheet1.C101:Sheet1.C10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04:Sheet1.C104 Sheet1.C106:Sheet1.C107 Sheet1.C109:Sheet1.C109 Sheet1.C111:Sheet1.C111 Sheet1.C113:Sheet1.C113 Sheet1.C115:Sheet1.C115 Sheet1.C117:Sheet1.C117 Sheet1.C102:Sheet1.C10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day/>
      <number:text>-</number:text>
      <number:month number:textual="true"/>
    </number:date-style>
    <number:date-style style:name="N121">
      <number:month/>
      <number:text>/</number:text>
      <number:day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Гиперссылка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cf20" style:family="table-cell" style:parent-style-name="Default">
      <style:table-cell-properties fo:background-color="#daf6fe"/>
    </style:style>
    <style:style style:name="cf21" style:family="table-cell" style:parent-style-name="Default">
      <style:table-cell-properties fo:background-color="#e5f298"/>
    </style:style>
    <style:style style:name="cf15" style:family="table-cell" style:parent-style-name="Default">
      <style:table-cell-properties fo:background-color="#f8d4f2"/>
    </style:style>
    <style:style style:name="cf13" style:family="table-cell" style:parent-style-name="Default">
      <style:table-cell-properties fo:background-color="#ccccff"/>
    </style:style>
    <style:style style:name="cf12" style:family="table-cell" style:parent-style-name="Default">
      <style:table-cell-properties fo:background-color="#f4b084"/>
    </style:style>
    <style:style style:name="cf3" style:family="table-cell" style:parent-style-name="Default">
      <style:table-cell-properties fo:background-color="#ffe699"/>
    </style:style>
    <style:style style:name="cf7" style:family="table-cell" style:parent-style-name="Default">
      <style:table-cell-properties fo:background-color="#ffcccc"/>
    </style:style>
    <style:style style:name="cf19" style:family="table-cell" style:parent-style-name="Default">
      <style:table-cell-properties fo:background-color="#c6e0b4"/>
    </style:style>
    <style:style style:name="cf14" style:family="table-cell" style:parent-style-name="Default"/>
    <style:style style:name="cf10" style:family="table-cell" style:parent-style-name="Default">
      <style:table-cell-properties fo:background-color="#f8cbad"/>
    </style:style>
    <style:style style:name="cf11" style:family="table-cell" style:parent-style-name="Default">
      <style:table-cell-properties fo:background-color="#d9d9d9"/>
    </style:style>
    <style:style style:name="cf1" style:family="table-cell" style:parent-style-name="Default">
      <style:table-cell-properties fo:background-color="#e2efda"/>
    </style:style>
    <style:style style:name="cf2" style:family="table-cell" style:parent-style-name="Default">
      <style:table-cell-properties fo:background-color="#ffccff"/>
    </style:style>
    <style:style style:name="cf4" style:family="table-cell" style:parent-style-name="Default">
      <style:table-cell-properties fo:background-color="#bdd7ee"/>
    </style:style>
    <style:style style:name="cf6" style:family="table-cell" style:parent-style-name="Default">
      <style:table-cell-properties fo:background-color="#fff2cc"/>
    </style:style>
    <style:style style:name="cf18" style:family="table-cell" style:parent-style-name="Default"/>
    <style:style style:name="cf16" style:family="table-cell" style:parent-style-name="Default">
      <style:table-cell-properties fo:background-color="#d7ae85"/>
    </style:style>
    <style:style style:name="cf17" style:family="table-cell" style:parent-style-name="Default">
      <style:table-cell-properties fo:background-color="#eeddff"/>
    </style:style>
    <style:style style:name="cf5" style:family="table-cell" style:parent-style-name="Default">
      <style:table-cell-properties fo:background-color="#cec1ff"/>
    </style:style>
    <style:style style:name="cf8" style:family="table-cell" style:parent-style-name="Default">
      <style:table-cell-properties fo:background-color="#ccffff"/>
    </style:style>
    <style:style style:name="cf9" style:family="table-cell" style:parent-style-name="Default">
      <style:table-cell-properties fo:background-color="#ffffff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1">00/00/0000</text:date>, <text:time style:data-style-name="N2" text:time-value="17:03:38.71974177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23:23:43.751629945</meta:creation-date>
    <dc:date>2022-04-11T18:33:24.962711601</dc:date>
    <meta:editing-duration>P1DT6H23M26S</meta:editing-duration>
    <meta:editing-cycles>155</meta:editing-cycles>
    <meta:generator>LibreOffice/7.3.1.3$Linux_X86_64 LibreOffice_project/30$Build-3</meta:generator>
    <meta:document-statistic meta:table-count="1" meta:cell-count="512" meta:object-count="0"/>
  </office:meta>
</office:document-meta>
</file>